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8pt" style:font-size-asian="18pt" style:font-size-complex="18pt"/>
    </style:style>
    <style:style style:name="P5" style:family="paragraph" style:parent-style-name="Standard" style:master-page-name="Standard">
      <style:paragraph-properties style:page-number="1"/>
      <style:text-properties fo:font-size="24pt" style:font-size-asian="24pt" style:font-size-complex="2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8pt" style:font-size-asian="18pt" style:font-size-complex="18pt"/>
    </style:style>
    <style:style style:name="P9" style:family="paragraph" style:parent-style-name="Standard">
      <style:paragraph-properties fo:text-align="justify" style:justify-single-word="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color="#1155cc"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apitan Marvel</text:p>
      <text:p text:style-name="P1">By Sosna, Gray, Moonlight i Victoria Luna.</text:p>
      <text:p text:style-name="P1"/>
      <text:p text:style-name="P2">Dnia 8 marca 2019 roku do kin trafił kolejny film sygnowany marką Marvel Cinematic Universe, zwany „Kapitan Marvel”. W internetach zawrzało z powodu afery, fani masowo poszli do kina, a sam film został zbombardowany negatywnymi recenzjami z powodu wyżej wspomnianej afery. Jak było naprawdę? Czy Samuel L. Jackson wypadł dobrze? Czy sam film był przeciętny i nie zasługiwał na poklask? Dowiecie się tego z niniejszej recenzji, którą poprowadzą Gray, Sosna, Moonlight oraz Victoria Luna.</text:p>
      <text:p text:style-name="P2"/>
      <text:p text:style-name="P4">Wrażenia ogólne</text:p>
      <text:p text:style-name="P2"/>
      <text:p text:style-name="P2">Sosna: Ogólne wrażenia mam w stosunku do tego konkretnego filmu pozytywne. Może nie jest to najlepszy film z MCU, jednakże trzyma całkiem niezły poziom. Do kina szedłem licząc na niezłe kino akcji i to też otrzymałem. Nie byłem świadomy, o co wybuchła ta cała afera i dlaczego tak bardzo bombardują negatywami ten film. Idąc do kina, oczekiwałem wprowadzenia dla bohaterki, która miałaby moce i nie zawiodłem się.</text:p>
      <text:p text:style-name="P2"/>
      <text:p text:style-name="P2">Gray: Chyba jeszcze nie widziałam filmu Marvela, który by mi się jakoś bardzo nie podobał i ten także nie był wyjątkiem. Aczkolwiek poszłam do kina bez wygórowanych oczekiwań i z myślą, że może być różnie, bo nie trudno natrafić w Internecie na wiele niepochlebnych opinii o Capitan Marvel. I szczerze mówiąc, nie wiem za co cały ten hejt, skoro film był bardzo fajny. Była akcja, miejscami było śmiesznie, był kotek – czego chcieć więcej?</text:p>
      <text:p text:style-name="P2"/>
      <text:p text:style-name="P2">Moonlight: Na film zbierałam się długo, bo ze względu na skrajne opinie nikt nie chciał iść ze mną do kina. Ostatecznie nie dałam się ponieść negatywnej fali i jakieś 30 min temu wyszłam z seansu, i zdecydowanie nie żałuję mojej decyzji. Nie nazwałabym „Capitan Marvel” najlepszym filmem z tego uniwersum, ale szczerze myślę, że trzyma poziom fazy trzeciej. Ma swój specyficzny klimat, który odbiega nieco od <text:soft-page-break/>patetycznych historii ziemskich bohaterów i kilka bardzo przyjemnych smaczków. Naprawdę bardzo smacznych scen. Nie zmyślam. Jedno jest pewne, teraz chcę mieć kota jeszcze bardziej… a przy okazji jeszcze mocniej nie mogę doczekać się „Avengers: Endgame”, więc przynajmniej dla tych rzeczy było warto.</text:p>
      <text:p text:style-name="P2"/>
      <text:p text:style-name="P2">Victoria Luna: Przyznam się, że gdy tylko dowiedziałam się o tej produkcji byłam lekko… zniesmaczona. Powód? Tytuł bohaterki. Miałam wrażenie, że wydawnictwu skończyły się pomysły, jak nazywać swoje postacie… Lecz odkąd tylko zobaczyłam scenę po napisach „Infinity War”, miałam nieodpartą chęć dowiedzenia się czegoś na temat tajemniczego pager’a. Warto było czekać tyle czasu. Poza tym, bardzo mnie ucieszył termin premiery, ponieważ był to udany prezent dla mojej mamy.</text:p>
      <text:p text:style-name="P2"/>
      <text:p text:style-name="P4">Fabuła</text:p>
      <text:p text:style-name="P2"/>
      <text:p text:style-name="P2">Sosna: Nie sypiąc zbytnio spoilerami, bo też nie każdy je lubi, mogę napisać, że fabuła filmu jest stosunkowo prosta, aczkolwiek nie jest to wada. Po pierwsze: jest to historia wprowadzająca. Po drugie: jest to film z gatunku superhero movie. Całość fabuły jest przyjemna w odbiorze i nie męczy. Dostajemy tu bohaterkę, która trafiła w obcy dla siebie rejon kosmosu, czyli planetę Ziemię, a konkretnie Stany Zjednoczone lat dziewięćdziesiątych, i która jest swoistym stróżem prawa w galaktyce. Dodatkowo trafia na naszą planetę odcięta od możliwości powrotu i próbuje sobie poradzić po swojemu. Scenariusz, pomimo swej prostoty, zawiera kilka ciekawych zwrotów akcji powodujących, że można inaczej spojrzeć na postacie przedstawione w filmie. Ogółem fabuła nie jest może mistrzostwem świata w przedstawianiu fabuł, acz generalnie trzyma poziom. Jedyne, co mi w sumie przeszkadzało, to retrospekcje, których było za dużo i były wciąż te same. O ile za pierwszym razem te retrospekcje były czymś nowym, tak za każdym kolejnym ich oglądaniem miałem wrażenie, że są wrzucone tylko po to, żeby po raz kolejny odnieść się do wydarzeń mających miejsce przed właściwą akcją tytułu.</text:p>
      <text:p text:style-name="P2"/>
      <text:p text:style-name="P2">Gray: Fabuła nie jest zbyt skomplikowana, ale nie jest to coś, czego zazwyczaj oczekuję od filmu o superbohaterach oraz oglądało się to <text:soft-page-break/>całkiem przyjemnie, więc nie zaliczyłabym tego jako duży minus. Krótko o fabule: Vers jest kimś w rodzaju kosmicznego komandosa i przez przypadek trafia na Ziemię, gdzie zamiast wykonywać rozkazy, jak przystało na przykładnego żołnierza, zaczyna robić wszystko po swojemu. Było kilka bardziej zaskakujących momentów, w których spodziewałam się sztampowych zagrań z tego podobnych filmów, ale na szczęście rozegrano to inaczej. Czarne charaktery nie były tylko tym „czystym zuem”, ale miały sensowne intencje stojące za ich zachowaniami. Gdybym miała się do czegoś koniecznie przyczepić, to było stanowczo za dużo retrospekcji. Na początku nie przeszkadzały, ale mniej więcej od połowy zaczęły być męczące.</text:p>
      <text:p text:style-name="P2"/>
      <text:p text:style-name="P2">Moonlight: To już kolejny film z typu wprowadzenia bohatera do świata i fabuła w tym przypadku była też dość standardowa oraz bezpieczna, aczkolwiek spora ilość retrospekcji czasem komplikowała zrozumienie sytuacji. Nie było to zbyt nieprzyjemne, bo same wspomnienia przedstawiane były w ciekawy sposób i ten cały mętlik ładnie odwzorowywał też zamęt w głowie naszej protagonistki, acz… ostatecznie da się to jakoś zrozumieć. Mamy tutaj młodą kobietę, która ma swoje zdanie, ale to niestety mało kogo obchodzi. Gdy przez psotny los przypadkiem trafia na prymitywną planetę, odcięta od reszty swojego oddziału, w końcu ma szansę zrobić to, na co sama ma ochotę. Jest tu sporo poznawania siebie, ale też budowania relacji między bohaterami. Tu dzieją się rzeczy. Akcja ładnie płynie, jest kilka zwrotów, nie wszystkie zagrania są takie oczywiste, na jakie wyglądają na pierwszy rzut oka i całkiem przyjemnie się to ogląda. Nie jest to jakiś bardzo skomplikowany scenariusz, ale potrafi zaskoczyć.</text:p>
      <text:p text:style-name="P2"/>
      <text:p text:style-name="P2">Victoria Luna: Od dziecka zbierałam komiksy, ale w tym przypadku preferuję Kinowe Uniwersum od komiksowego oryginału. Mimo to, postanowiłam nieco przyjrzeć się postaci Kapitan Marvel z powodu obawy, że wpadniemy prosto wir wydarzeń bez żadnego wytłumaczenia. Na szczęście moje obawy były bezpodstawne. Fabuła jest prosta i zrozumiała; ba, nawet schematyczna – mamy dobrych kolesi i złych kolesi, gdzie ci źli chcą przejąć władzę nad wszechświatem, a ci dobrzy ich powstrzymują. Logiczne, prawda? Lecz nic nie jest aż tak proste… Nasza główna bohaterka, Vers, jest jedną z członkiń elitarnej grupy <text:soft-page-break/>Starforce, która ma za zadanie zneutralizować zagrożenie ze strony Skrulli – zmiennokształtnych istot, będących wrogami dla imperium Kree, a co za tym idzie – dla Vers. Nasza grupka kosmicznych komandosów wyrusza na misję, chcąc ocalić jednego ze swoich. Jednak, jak zawsze, coś idzie nie tak... W ten sposób bohaterka trafia na naszą niebiesko-zieloną planetę, gdzie nasza przyszła pani Kapitan stoi przed szansą, by poznać prawdę o sobie i dowiedzieć się, kto jest przyjacielem, a kto jest wrogiem. Fabuła jest prosta i łatwa do zrozumienia bez potrzeby sięgania po komiksy od Marvela. Duża ilość humoru, zwłaszcza w drugiej części filmu, że nie wyjdziesz z sali kinowej bez bólu brzucha. Można tutaj dostrzec kilka nawiązań, choć ja zdołałam uchwycić tylko jedno. Klimacik też jest, dzięki czemu w pewnym sensie mogłam zobaczyć lata 80. na własne oczy, a moja mama – wrócić do czasów swojej szalonej młodości.</text:p>
      <text:p text:style-name="P2"/>
      <text:p text:style-name="P4">Bohaterowie</text:p>
      <text:p text:style-name="P2"/>
      <text:p text:style-name="P2">Sosna: Bohaterowie, przynajmniej ci główni, byli poprowadzeni całkiem przyzwoicie, pomiędzy Nickiem Fury a samą Kapitan da się wyraźnie wyczuć chemię, oboje rozwijają swoje partnerstwo na przestrzeni całego filmu i widać, że aktorzy się przykładają do grania. Jednakże dla mnie numerem jeden wśród wszystkich bohaterów jest Goose, czyli futrzasta kupa śmiechu i szczerze to wolałbym mieć takiego kotka za przyjaciela, niż wroga. Odmłodzony Nick Fury dość przypadł mi do gustu. Miło wiedzieć, że nie zawsze miał jedno oko i nie zawsze był łysy.</text:p>
      <text:p text:style-name="P2">Co do protagonistki to hm… miejscami wypada sztywno, niekiedy nawet bardzo, ale ogólnie daje się lubić i nie odtrąca charakterem. Jej relacje z innymi bohaterami również wypadają w miarę naturalnie i nie miałem poczucia, że niektóre postacie są wprowadzone na odczepnego, byle by popchnąć fabułę do przodu. Bohaterów jest tu całkiem sporo, a każdy ma do odegrania swoją rolę w tym filmie. Nawet antagonista nie sprawia wrażenia, że został tu dodany tylko po to, żeby było przed czym bronić Ziemię/przyjaciół, ale ma motywy stojące za swoim działaniem. </text:p>
      <text:p text:style-name="P2"/>
      <text:p text:style-name="P2">Gray: Nie wiem, czy to świadczy dobrze o samym filmie i jego głównej bohaterce, ale zdecydowanie najbardziej przypadła mi do gustu postać Goosa, czyli tego ślicznego rudego kota. Mogłabym powiedzieć, że <text:soft-page-break/>warto obejrzeć Capitan Marvel tylko dla samego kocura, ale jestem okropną kociarą, więc moja opinia jest bardzo nieobiektywna. Nick Fury w młodszej odsłonie wypada bardzo ciekawie. Miło było zobaczyć, jak znana (i przynajmniej przeze mnie lubiana) postać zachowywała się w przeszłości. Jego relacja z Vers wypada bardzo naturalnie, w miarę trwania filmu stopniowo pojawia się między nimi… może nie przyjaźń, ale na pewno swego rodzaju partnerstwo, za co aktorom, którzy ich grali należy się duża pochwała.</text:p>
      <text:p text:style-name="P2">Co do samej Vers, czyli jakby nie patrzeć, głównej bohaterki, mam lekko mieszane uczucia. Chwilami wypadała dość drewniane, ale na całe szczęście przez większość czasu było zupełnie inaczej. Szczerze mówiąc, jeśliby przymknąć oko (to wcale nie jest suchy żart z Fury’ego, wcale) na te gorsze momenty, to ciężko jej nie lubić. Ma silny charakter, jest wytrwała i uparta, ale jednocześnie jest sympatyczna, a czasem nawet zarzuci dowcipem.</text:p>
      <text:p text:style-name="P2"/>
      <text:p text:style-name="P2">Moonlight: To, co w bohaterach podobało mi się najbardziej, to relacje budowane między nimi podczas całego filmu. Przez te dogryzki, rozmowy, spojrzenia jakoś łatwiej mi się było przyzwyczaić do nowych postaci i jeszcze bardziej polubić te stare. Sporo w tym smaczków, które łączą fabułę z pozostałymi filmami, co jest przyjemne. <text:line-break/>Moje serce oczywiście skradła relacja Fury’ego z Goosem… to jest świetnie dobrana para. Ten kot trochę kradnie show protagonistce, ale czasem udaje się jej przejąć pałeczkę. Trudno konkurować z tak uroczym futrzakiem. </text:p>
      <text:p text:style-name="P2">Sama Vers jest moim zdaniem stworzona mniej drewnianie, niż się tego spodziewałam po usłyszanych opiniach. Ma dziewczyna zgryźliwe poczucie humoru, co nadaje smaczku do jej charakteru. Plus potrafi tak zwyczajnie cieszyć się ze swoich mocy, nie ma w tym tyle patetyzmu, co jest miłą odmianą. Odpowiedzialność odpowiedzialnością, ale moce są cool, więc miło, że bohaterka jawnie to ukazuje. <text:line-break/>Podobał mi się też Agent Coulson, który nie pojawiał się zbyt często, ale jak zwykle dodawał swoje trzy grosze w idealnych momentach, przez co polubiłam tę postać jeszcze bardziej. </text:p>
      <text:p text:style-name="P2">Antagoniści też są zrobieni tak jakoś bardziej ludzko, mają swoje motywy, które nie są jakieś bezduszne i doklejone, by było kogo gonić. Przez to da się ich nawet polubić. </text:p>
      <text:p text:style-name="P2"><text:soft-page-break/>Postaci jest ogółem sporo, ale każda ma swoje zadanie, nie odczuwa się wrażenia, że ktoś jest wprowadzony na siłę, więc jest to na plus. Jak już wspomniałam relacje są mocną stroną tego filmu. <text:line-break/><text:line-break/>Victoria Luna: Zacznijmy od Vers, czy też raczej Carol Denvers. Już od pierwszych momentów możemy zauważyć, że coś dręczy naszą bohaterkę. Jest postacią z początku niestabilną, choć po części rozumiem jej zachowanie, ponieważ wiedziała jedynie to, co jej powiedziano, czyli niewiele. Jest dobrze wyszkoloną wojowniczką, która czasami posłucha rozkazów, a czasami nie – w zależności od tego, jaki ma dzień. Nim trafiła na Ziemię była dla mnie bohaterem lekko sztywnym, pomimo zabawnych dowcipów, które serwowała reszcie członków grupy Starforce. Z czasem jednak zdołała się wyluzować, a co za tym idzie, Carol stawała się w końcu sobą.</text:p>
      <text:p text:style-name="P2">Z postaci drugoplanowych chciałam pochwalić Samuela L. Jacksona (Nick Fury) i Bena Mendelsohn’a (Talos). Obie te postacie były po prostu idealne, co tu dużo mówić. Dzięki temu filmowi poznaliśmy superszpiega oraz przyszłego dyrektora S.H.I.E.L.D. z zupełnie innej strony, gdzie nie ma twardej skorupy i braku zaufania do innych, na jej miejscu natomiast jest przeciętny agent trzeciego poziomu. Co do Talosa, przypadła mu dola złoczyńczy, ale takiego, który ma silne motywy, by przeciwstawić się imperium Kree, za co należy się uścisk dłoni dla twórców.</text:p>
      <text:p text:style-name="P2">Nie zapominajmy oczywiście o rudym puszku, bez którego ten film nie byłby sobą. Sama Brie Larson, która wcielała się w tytułową postać, przyznała, że Goose (czy też koci aktorzy, którzy odgrywali tę rolę) jest utalentowanym aktorem, gdzie jako jedyny zbytnio nie gwiazdorzy.</text:p>
      <text:p text:style-name="P2">Mam jedynie żal, że agent Coulson był tak krótko na ekranie. Uważam, że twórcy powinni dać mu nieco więcej pola do popisu.</text:p>
      <text:p text:style-name="P2"/>
      <text:p text:style-name="P4">Warstwa audiowizualna</text:p>
      <text:p text:style-name="P4"/>
      <text:p text:style-name="P2">Sosna: Oprawa audiowizualna filmu trzyma poziom całego MCU, muzyka jest spójna z filmem, aczkolwiek nie jest zbytnio zapadająca w pamięć. Efekty specjalne stoją na bardzo wysokim poziomie, a odmłodzony Nick Fury wygląda bardzo dobrze. Miałem trochę wrażenie, że na rzecz filmu twórcy cofnęli się w czasie i sprowadzili Samuela L. Jacksona z lat 90. z takich filmów z jego udziałem, jak na przykład Pulp <text:soft-page-break/>Fiction, a nie, że odmłodzili go komputerowo. Pod względem jakości oprawy audiowizualnej nie mam powodu, żeby się do tego filmu jakoś mocniej przyczepić.</text:p>
      <text:p text:style-name="P2"/>
      <text:p text:style-name="P2">Gray: W oprawie audiowizualnej nie dostrzegłam żadnych uchybień, ogólnie trzyma poziom jakiego oczekuję po filmie z MCU. Muzyka fajnie buduje klimat, ale jedynym kawałkiem, który zapamiętałam jest „I’m only happy when it rains’”, choć to tylko dlatego, że lubię Garbage, czyli zespół, którego autorstwa jest ta piosenka. Komputerowe odmłodzenie Samuela L. Jacksona jest czymś zrobionym absolutnie genialnie. Z ciekawości aż sprawdziłam, ile w rzeczywistości ma lat. Całe 70, czyli odjęli mu dobre 40 lat. I to jest niesamowite, jak idealnie im to wyszło.</text:p>
      <text:p text:style-name="P2"/>
      <text:p text:style-name="P2">Moonlight: Film wygląda i brzmi dobrze. Na efekty specjalne miło się patrzy, więc trzymają poziom uniwersum. Odmłodzeni aktorzy wyglądają naturalnie do tego stopnia, że momentami miałam wrażenie, że Samuel L. Jackson uciekł na chwilę z Pulp Fiction, by nagrać te sceny dla MCU. Kolory podczas walk wybuchają z ekranu prosto w twarz widza, a ta jaskrawość dodaje akcji dynamiczności. Szczególnie podoba mi się kontrast czerwieni i niebieskiego na stroju pani Kapitan, co dodatkowo podbija jej świecąca moc. Wygląd Vers na pewno przyciąga wzrok. W jej przypadku jedyne, co mi przeszkadzało, to te świecące oczy… moim zdaniem nie wyglądało to zbyt poważnie, ani też jakoś specjalnie urodziwo. Ogółem kostiumy w filmie były dobrze zrobione, a że ja lubię klimaty skórzanych kurtek, to miałam na co popatrzeć. Co do muzyki, najbardziej w pamięć zapadł mi utwór No Doubt „Just a Girl”, który świetnie zbudował klimat podczas pewnej miłej dla oka akcji. <text:line-break/><text:line-break/>Victoria Luna: Po raz kolejny CGI nie zawiodło miłośników MCU, w tym mnie. Komputerowe odmłodzenie filmowego weterana to był genialny pomysł – dzięki temu Samuel L. Jackson, który od początku wciela się w rolę dyrektora Fury’ego, mógł ponownie założyć ciemny płaszcz i charakterystyczną opaskę na oko. Ma się wręcz wrażenie, że Jules Winnfield wpadł na kolejną kawę, przy okazji dostarczając pewną świecącą walizkę... Oprawa graficzna ponownie stanęła na wysokości zadania, podobnie jak scenografia z lat 80. ubiegłego wieku. Najbardziej spodobała mi się scena ze starym PC, gdzie Talos pyta się, czemu tak <text:soft-page-break/>długo to zajmuje. Cóż… Każdy, kto miał stacjonarny komputer zdążył się już przyzwyczaić.</text:p>
      <text:p text:style-name="P2">Muzyka również została doskonale dobrana. Podczas seansu mama często szeptała mi do ucha nazwy piosenek oraz nazwiska twórców ponadczasowych dzieł. Możemy natrafić tu na takie perełki jak „Whatta Man” En Vogue &amp; Salt-n-Pepa czy utwór legendarnego zespołu Nirvana „Come As You Are”.</text:p>
      <text:p text:style-name="P2"/>
      <text:p text:style-name="P4">Jak wypada film na tle reszty MCU?</text:p>
      <text:p text:style-name="P4"/>
      <text:p text:style-name="P2">Sosna: Jeśli miałbym porównać Kapitan Marvel do filmów z całego MCU, to najbardziej przypomina mi on pierwsze filmy z tego uniwersum, takie jak pierwszy „Iron Man” czy „Kapitan Ameryka”. Podobny klimat, niekiedy podobne relacje – bardzo przypomina te starsze filmy. Jest ciekawą wstawką w MCU i dobrze wprowadza bohaterkę przed kolejną częścią „Avengersów”. Odniosłem też wrażenie, że wprowadza kilka wątków, które mogą być istotne w nadchodzącym filmie. Jak dla mnie, warto obejrzeć.</text:p>
      <text:p text:style-name="P2"/>
      <text:p text:style-name="P2">Gray: Przez Kapitan Marvel jeszcze bardziej nie mogę się doczekać „Endgame”, po części dlatego, żeby zobaczyć jakie będą relacje Vers z resztą Avengersów. Mam wrażenie, że ten film miał nawiązywać klimatem do pierwszych filmów z uniwersum. Myślę, że nie warto przejmować się, jak dla mnie niezasłużonym, hejtem na ten film. Według mnie, zdecydowanie jest wart obejrzenia.</text:p>
      <text:p text:style-name="P2"/>
      <text:p text:style-name="P2">Moonlight: „Capitan Marvel” bardzo fajnie posługuje się smaczkami z poprzednich części, przez co oglądając z ojcem film, co jakiś czas miałam ochotę zaczepić go i powiedzieć: „Patrz, to było w tym i w tym filmie. Fabuła jest ładnym mostem, który łączy te wszystkie kosmiczne rzeczy z wydarzeniami na Ziemi, przez co całość uniwersum zdaje się bardziej spójna. Czuć tu ten specyficzny klimat pierwszych filmów z MCU, ale jest on jakoś tak mniej patetyczny od Kapitana Ameryki, jednak nie aż tak szalony i zabawowy, jak filmy z Iron Manem. </text:p>
      <text:p text:style-name="P2">Jedno jest pewne. Po obejrzeniu jeszcze bardziej nie mogę doczekać się „Endgame” i tę rolę film spełnia świetnie. Jest naprawdę dobrym skrzydłowym, który pomaga połączyć stare wątki i napalić widza na <text:soft-page-break/>danie główne. To taka smaczna przystawka, która nie zapełnia brzucha.</text:p>
      <text:p text:style-name="P2"><text:line-break/>Victoria Luna: Film podsyca apetyt na „Avengers: Endgame” wraz z każdą jego minutą. W dosyć prosty, a zarazem efektowny, sposób przedstawia nam nową członkinię grupy Avengers. Nie ma potrzeby sięgać po znaczną ilość komiksów czy też spędzać godzin na poszukiwaniu informacji w Internecie. Wystarczy, abyście zajęli wygodne miejsce, kupili smaczne przekąski, a ten film będzie jeszcze lepszy.</text:p>
      <text:p text:style-name="P2"/>
      <text:p text:style-name="P9">Obrazki:</text:p>
      <text:p text:style-name="P3"><text:a xlink:type="simple" xlink:href="https://www.filmweb.pl/film/Kapitan+Marvel-2019-726490/posters#next" text:style-name="ListLabel_20_1" text:visited-style-name="ListLabel_20_1"><text:span text:style-name="T2">https://www.filmweb.pl/film/Kapitan+Marvel-2019-726490/posters#next</text:span></text:a><text:span text:style-name="T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 LibreOffice_project/057fc023c990d676a43019934386b85b21a9ee99</meta:generator>
    <dc:date>2019-09-18T20:36:54.102000000</dc:date>
    <meta:editing-duration>PT42M6S</meta:editing-duration>
    <meta:editing-cycles>1</meta:editing-cycles>
    <meta:document-statistic meta:table-count="0" meta:image-count="0" meta:object-count="0" meta:page-count="9" meta:paragraph-count="38" meta:word-count="2690" meta:character-count="17654" meta:non-whitespace-character-count="14981"/>
  </office:meta>
</office:document-meta>
</file>